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ESP32</text:p>
          </table:table-cell>
          <table:table-cell table:style-name="ce2" office:value-type="string" calcext:value-type="string">
            <text:p>Sensor/Actuador</text:p>
          </table:table-cell>
          <table:table-cell table:style-name="ce3" office:value-type="string" calcext:value-type="string">
            <text:p>Conexión</text:p>
          </table:table-cell>
          <table:table-cell table:style-name="ce4" office:value-type="string" calcext:value-type="string">
            <text:p>GPIO</text:p>
          </table:table-cell>
          <table:table-cell table:style-name="ce3" office:value-type="string" calcext:value-type="string">
            <text:p>Conexión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DHT-11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PIO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é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z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3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ó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CD16x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/>
          <table:table-cell office:value-type="string" calcext:value-type="string">
            <text:p>LED RG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rv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8">00/00/0000</text:date>, <text:time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10:49:15.284063013</meta:creation-date>
    <dc:date>2023-05-08T10:58:17.270517909</dc:date>
    <meta:editing-duration>PT9M2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